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ItemTag.setItemDisabled( String item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Tag.setItemValue( String item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Tag.setItemDescription( String item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Tag.setProperties( UIComponent compon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electItem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tem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ItemTag.setItemLabel( String item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